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Heading_20_1">
      <style:text-properties officeooo:rsid="0011573e" officeooo:paragraph-rsid="0011573e"/>
    </style:style>
    <style:style style:name="P4" style:family="paragraph" style:parent-style-name="Heading_20_1">
      <style:text-properties officeooo:rsid="0011573e" officeooo:paragraph-rsid="00134eba"/>
    </style:style>
    <style:style style:name="P5" style:family="paragraph" style:parent-style-name="Heading_20_1">
      <style:text-properties officeooo:rsid="0011573e" officeooo:paragraph-rsid="0015013b"/>
    </style:style>
    <style:style style:name="P6" style:family="paragraph" style:parent-style-name="Text_20_body" style:list-style-name="L1">
      <style:text-properties officeooo:rsid="000fe0b8" officeooo:paragraph-rsid="000fe0b8"/>
    </style:style>
    <style:style style:name="P7" style:family="paragraph" style:parent-style-name="Text_20_body" style:list-style-name="L2">
      <style:text-properties officeooo:rsid="00114f5c" officeooo:paragraph-rsid="00114f5c"/>
    </style:style>
    <style:style style:name="P8" style:family="paragraph" style:parent-style-name="Text_20_body" style:list-style-name="L3">
      <style:text-properties officeooo:rsid="00114f5c" officeooo:paragraph-rsid="00127732"/>
    </style:style>
    <style:style style:name="P9" style:family="paragraph" style:parent-style-name="Text_20_body" style:list-style-name="L3">
      <style:text-properties officeooo:rsid="00114f5c" officeooo:paragraph-rsid="00134eba"/>
    </style:style>
    <style:style style:name="P10" style:family="paragraph" style:parent-style-name="Text_20_body" style:list-style-name="L2">
      <style:text-properties officeooo:rsid="0011573e" officeooo:paragraph-rsid="0011573e"/>
    </style:style>
    <style:style style:name="P11" style:family="paragraph" style:parent-style-name="Text_20_body" style:list-style-name="L3">
      <style:text-properties officeooo:rsid="00127732" officeooo:paragraph-rsid="00127732"/>
    </style:style>
    <style:style style:name="P12" style:family="paragraph" style:parent-style-name="Text_20_body" style:list-style-name="L3">
      <style:text-properties officeooo:rsid="00134eba" officeooo:paragraph-rsid="00134eba"/>
    </style:style>
    <style:style style:name="P13" style:family="paragraph" style:parent-style-name="Text_20_body" style:list-style-name="L2">
      <style:text-properties officeooo:rsid="00134eba" officeooo:paragraph-rsid="00134eba"/>
    </style:style>
    <style:style style:name="P14" style:family="paragraph" style:parent-style-name="Text_20_body" style:list-style-name="L4">
      <style:text-properties officeooo:rsid="00134eba" officeooo:paragraph-rsid="0013e0d4"/>
    </style:style>
    <style:style style:name="P15" style:family="paragraph" style:parent-style-name="Text_20_body" style:list-style-name="L5">
      <style:text-properties officeooo:rsid="00134eba" officeooo:paragraph-rsid="0015013b"/>
    </style:style>
    <style:style style:name="P16" style:family="paragraph" style:parent-style-name="Text_20_body" style:list-style-name="L4">
      <style:text-properties officeooo:paragraph-rsid="0013e0d4"/>
    </style:style>
    <style:style style:name="P17" style:family="paragraph" style:parent-style-name="Text_20_body" style:list-style-name="L4">
      <style:text-properties officeooo:rsid="0013e0d4" officeooo:paragraph-rsid="0013e0d4"/>
    </style:style>
    <style:style style:name="P18" style:family="paragraph" style:parent-style-name="Text_20_body" style:list-style-name="L4">
      <style:text-properties officeooo:rsid="0015013b" officeooo:paragraph-rsid="0015013b"/>
    </style:style>
    <style:style style:name="P19" style:family="paragraph" style:parent-style-name="Text_20_body" style:list-style-name="L5">
      <style:text-properties officeooo:rsid="0015013b" officeooo:paragraph-rsid="0015013b"/>
    </style:style>
    <style:style style:name="P20" style:family="paragraph" style:parent-style-name="Text_20_body" style:list-style-name="L3">
      <style:text-properties officeooo:rsid="0015013b" officeooo:paragraph-rsid="0015013b"/>
    </style:style>
    <style:style style:name="P21" style:family="paragraph" style:parent-style-name="Text_20_body" style:list-style-name="L5">
      <style:text-properties officeooo:rsid="00165e48" officeooo:paragraph-rsid="00165e48"/>
    </style:style>
    <style:style style:name="P22" style:family="paragraph" style:parent-style-name="Text_20_body">
      <style:text-properties officeooo:rsid="00165e48" officeooo:paragraph-rsid="00165e48"/>
    </style:style>
    <style:style style:name="T1" style:family="text">
      <style:text-properties officeooo:rsid="000fe0b8"/>
    </style:style>
    <style:style style:name="T2" style:family="text">
      <style:text-properties officeooo:rsid="00114f5c"/>
    </style:style>
    <style:style style:name="T3" style:family="text">
      <style:text-properties officeooo:rsid="0011573e"/>
    </style:style>
    <style:style style:name="T4" style:family="text">
      <style:text-properties officeooo:rsid="00127732"/>
    </style:style>
    <style:style style:name="T5" style:family="text">
      <style:text-properties officeooo:rsid="00134eba"/>
    </style:style>
    <style:style style:name="T6" style:family="text">
      <style:text-properties officeooo:rsid="0013e0d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5013b"/>
    </style:style>
    <style:style style:name="T10" style:family="text">
      <style:text-properties officeooo:rsid="00165e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 Programming Exercise: SimpleFTP</text:p>
      <text:p text:style-name="P2">This socket programming project is inspired by those of you who used “email” to transfer a file from a VM guest machine to the VM host.</text:p>
      <text:list xml:id="list1932885789" text:style-name="L1">
        <text:list-item>
          <text:p text:style-name="P6">In this exercise, you have to write a client and server program, which uses TCP sockets underneath, to transfer a file from the server to the client.</text:p>
        </text:list-item>
        <text:list-item>
          <text:p text:style-name="P6">The program can be written in phases, with increasing levels of functionality in each step.</text:p>
        </text:list-item>
        <text:list-item>
          <text:p text:style-name="P6">The exercise is to be done individually.</text:p>
        </text:list-item>
      </text:list>
      <text:h text:style-name="Heading_20_1" text:outline-level="1">Phase-1: Plain File Transfer <text:span text:style-name="T1">[6 marks]</text:span></text:h>
      <text:list xml:id="list3762879158" text:style-name="L2">
        <text:list-item>
          <text:p text:style-name="P7">Server called SimpleFTPServerPhase1.cpp</text:p>
          <text:list>
            <text:list-item>
              <text:p text:style-name="P7">2 command line arguments: portNum, fileToTransfer</text:p>
              <text:list>
                <text:list-item>
                  <text:p text:style-name="P7">Print usage on stderr and exit with exit-code 1, if wrong number of command line arguments are given</text:p>
                </text:list-item>
                <text:list-item>
                  <text:p text:style-name="P7">Print appropriate error message on stderr and exit with exit-code 2, if bind on given port fails</text:p>
                </text:list-item>
                <text:list-item>
                  <text:p text:style-name="P7">Print appropriate error message on stderr and exit with exit-code 3, if given file not present or not readable</text:p>
                </text:list-item>
              </text:list>
            </text:list-item>
            <text:list-item>
              <text:p text:style-name="P7">Server should listen on given port for incoming connection from client</text:p>
              <text:list>
                <text:list-item>
                  <text:p text:style-name="P10">STDOUT on successful bind “BindDone: portNum\n”</text:p>
                </text:list-item>
                <text:list-item>
                  <text:p text:style-name="P10">STDOUT on successful listen “ListenDone: portNum\n”</text:p>
                </text:list-item>
                <text:list-item>
                  <text:p text:style-name="P7">STDOUT on incoming connection “Client: ipaddr:port<text:span text:style-name="T3">\n</text:span>” <text:span text:style-name="T3">where ipaddr and port are the client-side info</text:span></text:p>
                </text:list-item>
              </text:list>
            </text:list-item>
            <text:list-item>
              <text:p text:style-name="P7">Transfer the file over the TCP connection</text:p>
              <text:list>
                <text:list-item>
                  <text:p text:style-name="P10">STDOUT on successful transfer “TransferDone: xyz bytes\n” where xyz is the size of the given file</text:p>
                </text:list-item>
              </text:list>
            </text:list-item>
            <text:list-item>
              <text:p text:style-name="P10">Server can exit after one successful file transfer</text:p>
            </text:list-item>
          </text:list>
        </text:list-item>
        <text:list-item>
          <text:p text:style-name="P7">Client called SimpleFTPClientPhase1.cpp</text:p>
          <text:list>
            <text:list-item>
              <text:p text:style-name="P7">2 command line arguments: serverIPAddr:port, fileToReceive</text:p>
              <text:list>
                <text:list-item>
                  <text:p text:style-name="P7">Print usage on stderr and exit with exit-code 1, if wrong number of command line arguments are given</text:p>
                </text:list-item>
                <text:list-item>
                  <text:p text:style-name="P7"><text:soft-page-break/>Print appropriate error message on stderr and exit with exit-code 2, if connection to server fails</text:p>
                </text:list-item>
                <text:list-item>
                  <text:p text:style-name="P7">Print appropriate error message on stderr and exit with exit-code 3, if unable to create/write the given/received file</text:p>
                </text:list-item>
              </text:list>
            </text:list-item>
            <text:list-item>
              <text:p text:style-name="P10">Form a TCP connection to the given serverIPaddr:port</text:p>
              <text:list>
                <text:list-item>
                  <text:p text:style-name="P10">STDOUT on successful connection “ConnectDone: serverIPAddr:port\n”</text:p>
                </text:list-item>
              </text:list>
            </text:list-item>
            <text:list-item>
              <text:p text:style-name="P10">Receive the file from the socket and write to local file name as given in command line argument</text:p>
              <text:list>
                <text:list-item>
                  <text:p text:style-name="P10">STDOUT on successful file reception “FileWritten: xyz bytes\n”</text:p>
                </text:list-item>
              </text:list>
            </text:list-item>
            <text:list-item>
              <text:p text:style-name="P10">Client can exit after one successful file reception</text:p>
            </text:list-item>
          </text:list>
        </text:list-item>
        <text:list-item>
          <text:p text:style-name="P13">Marking scheme:</text:p>
          <text:list>
            <text:list-item>
              <text:p text:style-name="P13">Correct exit codes at server: 1</text:p>
            </text:list-item>
            <text:list-item>
              <text:p text:style-name="P13">Correct exit codes at client: 1</text:p>
            </text:list-item>
            <text:list-item>
              <text:p text:style-name="P13">Correct file transfer: 4</text:p>
            </text:list-item>
          </text:list>
        </text:list-item>
      </text:list>
      <text:h text:style-name="P3" text:outline-level="1">Phase-2: File Name from Client [<text:span text:style-name="T5">3+1=4</text:span> marks]</text:h>
      <text:list xml:id="list3719924530" text:style-name="L3">
        <text:list-item>
          <text:p text:style-name="P8">Server called SimpleFTPServerPhase<text:span text:style-name="T4">2</text:span>.cpp, <text:span text:style-name="T4">similar to phase1, except for the following</text:span></text:p>
          <text:list>
            <text:list-item>
              <text:p text:style-name="P11">Only one command-line argument, the portNum</text:p>
            </text:list-item>
            <text:list-item>
              <text:p text:style-name="P11">Until “incoming connection from client”, behaviour is same as phase-1, <text:span text:style-name="T5">including various STDOUT</text:span></text:p>
            </text:list-item>
            <text:list-item>
              <text:p text:style-name="P11">After forming incoming connection from client, read a null-terminated string <text:span text:style-name="T9">of the format “get fileName” where </text:span>file<text:span text:style-name="T9">N</text:span>ame <text:span text:style-name="T9">is the file </text:span>requested by the client</text:p>
              <text:list>
                <text:list-item>
                  <text:p text:style-name="P11">STDOUT after this “FileRequested: fileName\n”</text:p>
                </text:list-item>
                <text:list-item>
                  <text:p text:style-name="P20">If incorrect format of string from client, STDOUT “UnknownCmd\n”, also print appropriate error message on STDERR, and close the client connection</text:p>
                </text:list-item>
                <text:list-item>
                  <text:p text:style-name="P11">If file not present or not readable, STDOUT “FileTransferFail\n”, also print appropriate error message on STDERR, and close the client connection</text:p>
                </text:list-item>
              </text:list>
            </text:list-item>
            <text:list-item>
              <text:p text:style-name="P12">After this, file transfer behaviour similar to phase-1, STDOUT after transfer similar too</text:p>
            </text:list-item>
            <text:list-item>
              <text:p text:style-name="P12">DO NOT exit after file transfer, instead wait for the next connection from another client (i.e. server never exits, is in a loop)</text:p>
            </text:list-item>
          </text:list>
        </text:list-item>
        <text:list-item>
          <text:p text:style-name="P9">Client called SimpleFTPClientPhase<text:span text:style-name="T5">2</text:span>.cpp, <text:span text:style-name="T5">similar to phase1, including command line arguments</text:span></text:p>
          <text:list>
            <text:list-item>
              <text:p text:style-name="P12">On successful server connection, send null terminated string “<text:span text:style-name="T9">get fileName” </text:span>for the file <text:span text:style-name="T9">get</text:span> <text:span text:style-name="T9">request </text:span>over the TCP connection</text:p>
            </text:list-item>
            <text:list-item>
              <text:p text:style-name="P12"><text:soft-page-break/>Remaining behaviour same as phase1 client</text:p>
            </text:list-item>
          </text:list>
        </text:list-item>
        <text:list-item>
          <text:p text:style-name="P12">Marking scheme:</text:p>
          <text:list>
            <text:list-item>
              <text:p text:style-name="P12">Correct behaviour for fileName from client: 3</text:p>
            </text:list-item>
            <text:list-item>
              <text:p text:style-name="P12">Server supports many clients, one after another: 1</text:p>
            </text:list-item>
          </text:list>
        </text:list-item>
      </text:list>
      <text:h text:style-name="P4" text:outline-level="1">Phase-<text:span text:style-name="T5">3</text:span>: <text:span text:style-name="T5">Simultaneous Multiple</text:span> Client<text:span text:style-name="T5">s</text:span> [<text:span text:style-name="T9">3</text:span>+<text:span text:style-name="T9">2</text:span>=<text:span text:style-name="T9">5</text:span> marks]</text:h>
      <text:list xml:id="list2136201867" text:style-name="L4">
        <text:list-item>
          <text:p text:style-name="P14">Server called <text:span text:style-name="T2">SimpleFTPServerPhase3.cpp, similar to phase2, except that it should support at least 2 simultaneous clients</text:span></text:p>
          <text:list>
            <text:list-item>
              <text:p text:style-name="P16"><text:span text:style-name="T6">Note that the different simultaneous clients could have asked for different files</text:span></text:p>
            </text:list-item>
            <text:list-item>
              <text:p text:style-name="P17">You <text:span text:style-name="T7">do not</text:span><text:span text:style-name="T8"> have to use multiple threads (or multiple processes) for this; in fact I recommend strongly that you instead use the select system call appropriately</text:span></text:p>
            </text:list-item>
          </text:list>
        </text:list-item>
        <text:list-item>
          <text:p text:style-name="P17">Client called SimpleFTPClientPhase3.cpp, similar to phase2, except the following</text:p>
          <text:list>
            <text:list-item>
              <text:p text:style-name="P17">It should take a third command-line argument receiveInterval</text:p>
              <text:list>
                <text:list-item>
                  <text:p text:style-name="P17">The client should receive a maximum of 1000 bytes every receiveInternal (in ms)</text:p>
                </text:list-item>
              </text:list>
            </text:list-item>
            <text:list-item>
              <text:p text:style-name="P17">One of the purposes of this rate limiting feature of the client is to be able to easily test multiple simultaneous clients at the server</text:p>
            </text:list-item>
            <text:list-item>
              <text:p text:style-name="P17">Note that no rate limiting is required at the server side; <text:span text:style-name="T9">TCP takes care of the flow control!</text:span></text:p>
            </text:list-item>
          </text:list>
        </text:list-item>
        <text:list-item>
          <text:p text:style-name="P18">Marking:</text:p>
          <text:list>
            <text:list-item>
              <text:p text:style-name="P18">Correct server implementation: 3</text:p>
            </text:list-item>
            <text:list-item>
              <text:p text:style-name="P18">Correct client implementation: 2</text:p>
            </text:list-item>
          </text:list>
        </text:list-item>
      </text:list>
      <text:h text:style-name="P5" text:outline-level="1">Phase-4: File Transfer in Both Directions [<text:span text:style-name="T10">2</text:span>+2<text:span text:style-name="T10">+1</text:span>=5 marks]</text:h>
      <text:list xml:id="list950845925" text:style-name="L5">
        <text:list-item>
          <text:p text:style-name="P15">Server called <text:span text:style-name="T2">SimpleFTPServerPhase4.cpp, similar to phase2/phase3, except the following</text:span></text:p>
          <text:list>
            <text:list-item>
              <text:p text:style-name="P19">On successful incoming connection, read from the client either “get fileName” or “put fileName”</text:p>
            </text:list-item>
            <text:list-item>
              <text:p text:style-name="P19">If its a put command, the server should consider everything after the “null” of the above string as contents of the file to be received, and write to that file locally</text:p>
            </text:list-item>
          </text:list>
        </text:list-item>
        <text:list-item>
          <text:p text:style-name="P19">Client called SimpleFTPClientPhase4.cpp, similar to phase2/phase3, except to support the put command as well</text:p>
          <text:list>
            <text:list-item>
              <text:p text:style-name="P21">Command line arguments now: serverIPAddr:port, op, fileName, receiveInterval</text:p>
            </text:list-item>
            <text:list-item>
              <text:p text:style-name="P21">Here op is either get or put</text:p>
            </text:list-item>
          </text:list>
        </text:list-item>
        <text:list-item>
          <text:p text:style-name="P21">Marking scheme:</text:p>
          <text:list>
            <text:list-item>
              <text:p text:style-name="P21"><text:soft-page-break/>Correct server: 2</text:p>
            </text:list-item>
            <text:list-item>
              <text:p text:style-name="P21">Correct client: 2</text:p>
            </text:list-item>
            <text:list-item>
              <text:p text:style-name="P21">Server still supports simultaneous clients: 1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skaran Raman</meta:initial-creator>
    <meta:creation-date>2018-04-01T15:16:24.615033736</meta:creation-date>
    <dc:date>2018-04-01T16:43:50.767928096</dc:date>
    <dc:creator>Bhaskaran Raman</dc:creator>
    <meta:editing-duration>PT12M3S</meta:editing-duration>
    <meta:editing-cycles>2</meta:editing-cycles>
    <meta:generator>LibreOffice/5.4.4.2$MacOSX_X86_64 LibreOffice_project/2524958677847fb3bb44820e40380acbe820f960</meta:generator>
    <meta:document-statistic meta:table-count="0" meta:image-count="0" meta:object-count="0" meta:page-count="4" meta:paragraph-count="71" meta:word-count="851" meta:character-count="5312" meta:non-whitespace-character-count="4597"/>
  </office:meta>
</office:document-meta>
</file>